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19a5d" officeooo:paragraph-rsid="00019a5d"/>
    </style:style>
    <style:style style:name="P2" style:family="paragraph" style:parent-style-name="Standard">
      <style:paragraph-properties fo:text-align="center" style:justify-single-word="false"/>
      <style:text-properties officeooo:rsid="00019a5d" officeooo:paragraph-rsid="00019a5d"/>
    </style:style>
    <style:style style:name="P3" style:family="paragraph" style:parent-style-name="Standard">
      <style:text-properties officeooo:rsid="0001e6ba" officeooo:paragraph-rsid="0001e6ba"/>
    </style:style>
    <style:style style:name="P4" style:family="paragraph" style:parent-style-name="Standard">
      <style:text-properties officeooo:rsid="0001e6ba" officeooo:paragraph-rsid="0001f529"/>
    </style:style>
    <style:style style:name="P5" style:family="paragraph" style:parent-style-name="Standard">
      <style:text-properties officeooo:rsid="0001f529" officeooo:paragraph-rsid="0001f529"/>
    </style:style>
    <style:style style:name="P6" style:family="paragraph" style:parent-style-name="Standard">
      <style:text-properties officeooo:rsid="0002c7ac" officeooo:paragraph-rsid="0002c7ac"/>
    </style:style>
    <style:style style:name="P7" style:family="paragraph" style:parent-style-name="Standard">
      <style:text-properties officeooo:rsid="0003e6a0" officeooo:paragraph-rsid="0003e6a0"/>
    </style:style>
    <style:style style:name="P8" style:family="paragraph" style:parent-style-name="Standard">
      <style:text-properties officeooo:rsid="00051cf2" officeooo:paragraph-rsid="00051cf2"/>
    </style:style>
    <style:style style:name="P9" style:family="paragraph" style:parent-style-name="Standard">
      <style:text-properties officeooo:rsid="00051cf2" officeooo:paragraph-rsid="0005ac29"/>
    </style:style>
    <style:style style:name="P10" style:family="paragraph" style:parent-style-name="Standard">
      <style:text-properties officeooo:rsid="00051cf2" officeooo:paragraph-rsid="0010d9ed"/>
    </style:style>
    <style:style style:name="P11" style:family="paragraph" style:parent-style-name="Standard">
      <style:text-properties officeooo:rsid="0005ac29" officeooo:paragraph-rsid="0005ac29"/>
    </style:style>
    <style:style style:name="P12" style:family="paragraph" style:parent-style-name="Standard">
      <style:text-properties officeooo:rsid="0006885b" officeooo:paragraph-rsid="0006885b"/>
    </style:style>
    <style:style style:name="P13" style:family="paragraph" style:parent-style-name="Standard">
      <style:text-properties officeooo:rsid="0006885b" officeooo:paragraph-rsid="000805e9"/>
    </style:style>
    <style:style style:name="P14" style:family="paragraph" style:parent-style-name="Standard">
      <style:text-properties officeooo:rsid="0006885b" officeooo:paragraph-rsid="00090f4d"/>
    </style:style>
    <style:style style:name="P15" style:family="paragraph" style:parent-style-name="Standard">
      <style:text-properties officeooo:rsid="000805e9" officeooo:paragraph-rsid="000805e9"/>
    </style:style>
    <style:style style:name="P16" style:family="paragraph" style:parent-style-name="Standard">
      <style:text-properties officeooo:rsid="000ba118" officeooo:paragraph-rsid="000ba118"/>
    </style:style>
    <style:style style:name="P17" style:family="paragraph" style:parent-style-name="Standard">
      <style:text-properties style:text-position="0% 100%" officeooo:rsid="0001f529" officeooo:paragraph-rsid="0001e6ba"/>
    </style:style>
    <style:style style:name="P18" style:family="paragraph" style:parent-style-name="Standard">
      <style:text-properties style:text-position="0% 100%" officeooo:rsid="00019a5d" officeooo:paragraph-rsid="0001e6ba"/>
    </style:style>
    <style:style style:name="P19" style:family="paragraph" style:parent-style-name="Standard">
      <style:text-properties style:text-position="0% 100%" officeooo:rsid="0003e6a0" officeooo:paragraph-rsid="0003e6a0"/>
    </style:style>
    <style:style style:name="P20" style:family="paragraph" style:parent-style-name="Standard">
      <style:text-properties style:text-position="0% 100%" officeooo:rsid="00051cf2" officeooo:paragraph-rsid="0003e6a0"/>
    </style:style>
    <style:style style:name="P21" style:family="paragraph" style:parent-style-name="Standard">
      <style:text-properties style:text-position="0% 100%" officeooo:rsid="00051cf2" officeooo:paragraph-rsid="00051cf2"/>
    </style:style>
    <style:style style:name="P22" style:family="paragraph" style:parent-style-name="Standard">
      <style:text-properties style:text-position="0% 100%" officeooo:rsid="0005ac29" officeooo:paragraph-rsid="0005ac29"/>
    </style:style>
    <style:style style:name="P23" style:family="paragraph" style:parent-style-name="Standard">
      <style:text-properties style:text-position="0% 100%" officeooo:rsid="0006885b" officeooo:paragraph-rsid="0005ac29"/>
    </style:style>
    <style:style style:name="P24" style:family="paragraph" style:parent-style-name="Standard">
      <style:text-properties style:text-position="0% 100%" officeooo:rsid="0006885b" officeooo:paragraph-rsid="0006885b"/>
    </style:style>
    <style:style style:name="P25" style:family="paragraph" style:parent-style-name="Standard">
      <style:text-properties style:text-position="0% 100%" officeooo:rsid="000805e9" officeooo:paragraph-rsid="000805e9"/>
    </style:style>
    <style:style style:name="P26" style:family="paragraph" style:parent-style-name="Standard">
      <style:text-properties style:text-position="0% 100%" officeooo:rsid="000ba118" officeooo:paragraph-rsid="000805e9"/>
    </style:style>
    <style:style style:name="P27" style:family="paragraph" style:parent-style-name="Standard">
      <style:text-properties style:text-position="0% 100%" officeooo:rsid="000ba118" officeooo:paragraph-rsid="000ba118"/>
    </style:style>
    <style:style style:name="P28" style:family="paragraph" style:parent-style-name="Standard">
      <style:paragraph-properties fo:break-before="page"/>
      <style:text-properties officeooo:rsid="0005ac29" officeooo:paragraph-rsid="0005ac29"/>
    </style:style>
    <style:style style:name="P29" style:family="paragraph" style:parent-style-name="Standard" style:list-style-name="L1">
      <style:text-properties style:text-position="0% 100%" officeooo:rsid="000ba118" officeooo:paragraph-rsid="000ba118"/>
    </style:style>
    <style:style style:name="P30" style:family="paragraph" style:parent-style-name="Standard" style:list-style-name="L1">
      <style:text-properties officeooo:rsid="000ba118" officeooo:paragraph-rsid="000ba118"/>
    </style:style>
    <style:style style:name="T1" style:family="text">
      <style:text-properties officeooo:rsid="00019a5d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51cf2"/>
    </style:style>
    <style:style style:name="T4" style:family="text">
      <style:text-properties style:text-position="sub 58%" officeooo:rsid="0005ac29"/>
    </style:style>
    <style:style style:name="T5" style:family="text">
      <style:text-properties officeooo:rsid="0001e6ba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019a5d"/>
    </style:style>
    <style:style style:name="T8" style:family="text">
      <style:text-properties style:text-position="0% 100%" officeooo:rsid="0001f529"/>
    </style:style>
    <style:style style:name="T9" style:family="text">
      <style:text-properties style:text-position="0% 100%" officeooo:rsid="0003e6a0"/>
    </style:style>
    <style:style style:name="T10" style:family="text">
      <style:text-properties style:text-position="0% 100%" officeooo:rsid="0001e6ba"/>
    </style:style>
    <style:style style:name="T11" style:family="text">
      <style:text-properties style:text-position="0% 100%" officeooo:rsid="00051cf2"/>
    </style:style>
    <style:style style:name="T12" style:family="text">
      <style:text-properties style:text-position="0% 100%" officeooo:rsid="0005ac29"/>
    </style:style>
    <style:style style:name="T13" style:family="text">
      <style:text-properties style:text-position="0% 100%" officeooo:rsid="0006885b"/>
    </style:style>
    <style:style style:name="T14" style:family="text">
      <style:text-properties style:text-position="0% 100%" officeooo:rsid="000805e9"/>
    </style:style>
    <style:style style:name="T15" style:family="text">
      <style:text-properties style:text-position="0% 100%" officeooo:rsid="00090f4d"/>
    </style:style>
    <style:style style:name="T16" style:family="text">
      <style:text-properties style:text-position="0% 100%" officeooo:rsid="000aa180"/>
    </style:style>
    <style:style style:name="T17" style:family="text">
      <style:text-properties style:text-position="0% 100%" officeooo:rsid="000ba118"/>
    </style:style>
    <style:style style:name="T18" style:family="text">
      <style:text-properties style:text-position="0% 100%" officeooo:rsid="000d9503"/>
    </style:style>
    <style:style style:name="T19" style:family="text">
      <style:text-properties style:text-position="0% 100%" officeooo:rsid="0013531a"/>
    </style:style>
    <style:style style:name="T20" style:family="text">
      <style:text-properties officeooo:rsid="0002c7ac"/>
    </style:style>
    <style:style style:name="T21" style:family="text">
      <style:text-properties officeooo:rsid="0014f0c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tructure-Preserving Functions</text:p>
      <text:p text:style-name="P2">by Sven Nilsen, 2017</text:p>
      <text:p text:style-name="P1"/>
      <text:p text:style-name="P1">Of all functions of type `bool → bool`, there are only two structure-preserving functions:</text:p>
      <text:p text:style-name="P1"><text:s/></text:p>
      <text:p text:style-name="P1"><text:tab/>not := if(false, true)</text:p>
      <text:p text:style-name="P1"><text:tab/>id := if(true, false)</text:p>
      <text:p text:style-name="P1"/>
      <text:p text:style-name="P1"><text:tab/>if := \(a, b) = \(x : bool) = if x { a } else { b }</text:p>
      <text:p text:style-name="P1"/>
      <text:p text:style-name="P5">These functions are called structure-preserving because <text:span text:style-name="T20">when using in a path, the path set is always non-empty. All structure-preserving functions have inverses.</text:span></text:p>
      <text:p text:style-name="P1"/>
      <text:p text:style-name="P1">In order to be a structure preserving function, it must map from one type to another that contains the same <text:span text:style-name="T5">or more number </text:span>number of elements.</text:p>
      <text:p text:style-name="P1"/>
      <text:p text:style-name="P1"><text:tab/>f : A → B ∧ <text:span text:style-name="T5">|A| &lt;= |B|</text:span></text:p>
      <text:p text:style-name="P1"/>
      <text:p text:style-name="P5">However, this is not sufficient to define a structure-preserving function. A more accurate way <text:span text:style-name="T20">is to think of the type `B` having some implicit sub-type that constrains it to those values returned by `f`. This constrained type must have the same number of elements as the input type:</text:span></text:p>
      <text:p text:style-name="P3"/>
      <text:p text:style-name="P3"><text:tab/>f : A → B <text:span text:style-name="T1">∧ </text:span>|A| == |<text:span text:style-name="T8">f(A)|</text:span></text:p>
      <text:p text:style-name="P17"/>
      <text:p text:style-name="P6"><text:span text:style-name="T8">A</text:span><text:span text:style-name="T6">nother way of writing is </text:span><text:span text:style-name="T9">using the existential path:</text:span></text:p>
      <text:p text:style-name="P17"/>
      <text:p text:style-name="P4"><text:span text:style-name="T8"><text:tab/></text:span><text:span text:style-name="T6">f : A → B </text:span><text:span text:style-name="T7">∧ </text:span><text:span text:style-name="T6">|A| == |∃</text:span><text:span text:style-name="T8">f|</text:span></text:p>
      <text:p text:style-name="P18"/>
      <text:p text:style-name="P7"><text:span text:style-name="T7">T</text:span><text:span text:style-name="T6">his is a shorthand version for:</text:span></text:p>
      <text:p text:style-name="P19"/>
      <text:p text:style-name="P7"><text:span text:style-name="T6"><text:tab/></text:span><text:span text:style-name="T10">f : A → B </text:span><text:span text:style-name="T7">∧ </text:span><text:span text:style-name="T10">|A| == |</text:span><text:span text:style-name="T6">[</text:span><text:span text:style-name="T10">∃</text:span><text:span text:style-name="T8">f</text:span><text:span text:style-name="T6">] true</text:span><text:span text:style-name="T8">|</text:span></text:p>
      <text:p text:style-name="P18"/>
      <text:p text:style-name="P7"><text:span text:style-name="T7">T</text:span><text:span text:style-name="T6">herefore, one has the following </text:span><text:span text:style-name="T11">for any function of type `A → B`</text:span><text:span text:style-name="T6">:</text:span></text:p>
      <text:p text:style-name="P19"/>
      <text:p text:style-name="P7"><text:span text:style-name="T6"><text:tab/>|f(A)| == |</text:span><text:span text:style-name="T10">∃</text:span><text:span text:style-name="T8">f</text:span><text:span text:style-name="T6">|</text:span></text:p>
      <text:p text:style-name="P19"><text:tab/>f(A) ⊆ B</text:p>
      <text:p text:style-name="P19"/>
      <text:p text:style-name="P19"><text:tab/>f : A → B</text:p>
      <text:p text:style-name="P19"/>
      <text:p text:style-name="P7"><text:span text:style-name="T6">To construct all structure-preserving functions </text:span><text:span text:style-name="T11">of type `A → A`</text:span><text:span text:style-name="T6">, one can use the `id` function, take the </text:span><text:span text:style-name="T11">partial function </text:span><text:span text:style-name="T6">pairs `(x, id(x))` and then rearrange the outputs:</text:span></text:p>
      <text:p text:style-name="P19"/>
      <text:p text:style-name="P7"><text:span text:style-name="T6"><text:tab/></text:span><text:span text:style-name="T11">(x</text:span><text:span text:style-name="T3">i</text:span><text:span text:style-name="T11">, id(x</text:span><text:span text:style-name="T3">j</text:span><text:span text:style-name="T11">))<text:tab/>¬∃ k: (¬= i) { (x</text:span><text:span text:style-name="T3">k</text:span><text:span text:style-name="T11">, id(x</text:span><text:span text:style-name="T3">j</text:span><text:span text:style-name="T11">)) }</text:span></text:p>
      <text:p text:style-name="P20"/>
      <text:p text:style-name="P21">This means there exists `|A|!` number of structure-preserving functions of type `A → A`.</text:p>
      <text:p text:style-name="P28"><text:span text:style-name="T6">If the existential path of a function is `true</text:span><text:span text:style-name="T2">1</text:span><text:span text:style-name="T6">`, then the length of the existential path is equal to the length of the output type. </text:span><text:span text:style-name="T13">The same is also true in the other direction</text:span><text:span text:style-name="T6">:</text:span></text:p>
      <text:p text:style-name="P22"/>
      <text:p text:style-name="P11"><text:span text:style-name="T6"><text:tab/>( ∃f &lt;=&gt; true</text:span><text:span text:style-name="T2">1</text:span><text:span text:style-name="T6"> ) &lt;=&gt; ( |∃f| == |B| )</text:span></text:p>
      <text:p text:style-name="P22"/>
      <text:p text:style-name="P11"><text:span text:style-name="T6"><text:tab/></text:span><text:span text:style-name="T13">f : A → B</text:span></text:p>
      <text:p text:style-name="P21"/>
      <text:p text:style-name="P21">For example:</text:p>
      <text:p text:style-name="P21"/>
      <text:p text:style-name="P8"><text:span text:style-name="T6"><text:tab/>f : <text:s/>bool ⨯ bool → bool ⨯ bool ∧ </text:span><text:span text:style-name="T12">|bool ⨯ bool| == |f(bool ⨯ bool)|</text:span></text:p>
      <text:p text:style-name="P22"><text:tab/>|bool ⨯ bool| == |∃f|</text:p>
      <text:p text:style-name="P22"><text:tab/>|bool| · |bool| == |∃f|</text:p>
      <text:p text:style-name="P22"><text:tab/>2 · 2 == |∃f|</text:p>
      <text:p text:style-name="P22"><text:tab/>4 == |∃f|</text:p>
      <text:p text:style-name="P9"><text:span text:style-name="T12"><text:tab/>∃f &lt;=&gt; true</text:span><text:span text:style-name="T4">1</text:span></text:p>
      <text:p text:style-name="P10"><text:span text:style-name="T12"><text:tab/><text:tab/>Because `</text:span><text:span text:style-name="T13">|bool ⨯ bool| == 4` and `</text:span><text:span text:style-name="T12">( ∃f &lt;=&gt; true</text:span><text:span text:style-name="T4">1</text:span><text:span text:style-name="T12"> ) &lt;=&gt; ( |∃f| == |bool ⨯ bool| )</text:span><text:span text:style-name="T13">`.</text:span></text:p>
      <text:p text:style-name="P22"/>
      <text:p text:style-name="P11"><text:span text:style-name="T6">T</text:span><text:span text:style-name="T13">here exists `4! = 4 · 3 · 2 · 1 = 24` number of structure preserving functions<text:line-break/>of type `bool ⨯ bool → bool ⨯ bool`.</text:span></text:p>
      <text:p text:style-name="P23"/>
      <text:p text:style-name="P15"><text:span text:style-name="T13">F</text:span><text:span text:style-name="T6">or functions of type `A → B` there is a way to count the number of structure-preserving functions:</text:span></text:p>
      <text:p text:style-name="P25"/>
      <text:p text:style-name="P15"><text:span text:style-name="T6"><text:tab/>|f| </text:span><text:span text:style-name="T15">=</text:span><text:span text:style-name="T6">= |A|! </text:span><text:span text:style-name="T13">· </text:span><text:span text:style-name="T6">bin(|B|, |A|) </text:span><text:span text:style-name="T16">== |B|! / (|B| - |A|)!</text:span></text:p>
      <text:p text:style-name="P25"/>
      <text:p text:style-name="P25"><text:tab/>f : A → B ∧ |A| == |f(<text:span text:style-name="T21">A</text:span>)|</text:p>
      <text:p text:style-name="P21"/>
      <text:p text:style-name="P12"><text:span text:style-name="T15">For example, f</text:span><text:span text:style-name="T6">or functions of type `bool → bool ⨯ bool`, there exists </text:span><text:span text:style-name="T14">`12` structure-preserving functions</text:span><text:span text:style-name="T6">:</text:span></text:p>
      <text:p text:style-name="P24"/>
      <text:p text:style-name="P13"><text:span text:style-name="T6"><text:tab/></text:span><text:span text:style-name="T15">|f| </text:span><text:span text:style-name="T19">=</text:span><text:span text:style-name="T15">= </text:span><text:span text:style-name="T14">|bool</text:span><text:span text:style-name="T15">|!</text:span><text:span text:style-name="T14"> </text:span><text:span text:style-name="T6">· </text:span><text:span text:style-name="T14">bin(|</text:span><text:span text:style-name="T6">bool ⨯ bool</text:span><text:span text:style-name="T14">|, |</text:span><text:span text:style-name="T6">bool</text:span><text:span text:style-name="T14">|)</text:span></text:p>
      <text:p text:style-name="P14"><text:span text:style-name="T6"><text:tab/></text:span><text:span text:style-name="T15">|f| </text:span><text:span text:style-name="T19">=</text:span><text:span text:style-name="T15">= </text:span><text:span text:style-name="T14">2! </text:span><text:span text:style-name="T6">· </text:span><text:span text:style-name="T14">bin(4, 2)</text:span></text:p>
      <text:p text:style-name="P14"><text:span text:style-name="T14"><text:tab/></text:span><text:span text:style-name="T15">|f| </text:span><text:span text:style-name="T19">=</text:span><text:span text:style-name="T15">= </text:span><text:span text:style-name="T14">2 </text:span><text:span text:style-name="T6">· </text:span><text:span text:style-name="T14">6</text:span></text:p>
      <text:p text:style-name="P14"><text:span text:style-name="T14"><text:tab/></text:span><text:span text:style-name="T15">|f| </text:span><text:span text:style-name="T19">=</text:span><text:span text:style-name="T14">= 12</text:span></text:p>
      <text:p text:style-name="P25"/>
      <text:p text:style-name="P14"><text:span text:style-name="T14"><text:tab/></text:span><text:span text:style-name="T15">f : bool → bool </text:span><text:span text:style-name="T6">⨯ bool</text:span><text:span text:style-name="T15"> </text:span><text:span text:style-name="T14">∧ |</text:span><text:span text:style-name="T15">bool</text:span><text:span text:style-name="T14">| == |f(</text:span><text:span text:style-name="T15">bool</text:span><text:span text:style-name="T14">)|</text:span></text:p>
      <text:p text:style-name="P25"/>
      <text:p text:style-name="P15"><text:span text:style-name="T6">The reason is that there are 2 structure-preserving functions of type `bool → bool`. For each of these functions one can pick 2 </text:span><text:span text:style-name="T16">values</text:span><text:span text:style-name="T6"> of type `bool </text:span><text:span text:style-name="T13">⨯ </text:span><text:span text:style-name="T6">bool` </text:span><text:span text:style-name="T15">to use as output. </text:span><text:span text:style-name="T16">The values can not be rearranged per function of type `bool → bool`, because it would be the same as counting </text:span><text:span text:style-name="T17">the same functions more than once.</text:span></text:p>
      <text:p text:style-name="P26"/>
      <text:p text:style-name="P16"><text:span text:style-name="T6">From this way of counting structure-preserving functions of different types, </text:span><text:span text:style-name="T18">there</text:span><text:span text:style-name="T6"> is </text:span><text:span text:style-name="T18">an algorithm</text:span><text:span text:style-name="T6"> to construct all structure-preserving functions of type `A → B`:</text:span></text:p>
      <text:p text:style-name="P27"/>
      <text:list xml:id="list3183723576259040429" text:style-name="L1">
        <text:list-item>
          <text:p text:style-name="P29">Construct all structure-reserving functions of type `A → A`.</text:p>
        </text:list-item>
        <text:list-item>
          <text:p text:style-name="P29">Find all ordered maps from `B` to `A`.</text:p>
        </text:list-item>
        <text:list-item>
          <text:p text:style-name="P30"><text:span text:style-name="T6">Replace outputs of 1) with 2) using </text:span><text:span text:style-name="T18">the order of `A` to look up the value of `B`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19:48:20.369178000</meta:creation-date>
    <dc:date>2018-10-22T01:46:53.298986000</dc:date>
    <meta:editing-duration>PT27M53S</meta:editing-duration>
    <meta:editing-cycles>11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49" meta:word-count="617" meta:character-count="3086" meta:non-whitespace-character-count="2490"/>
  </office:meta>
</office:document-meta>
</file>